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6.858cm"/>
    </style:style>
    <style:style style:name="co16" style:family="table-column">
      <style:table-column-properties fo:break-before="auto" style:column-width="10.966cm"/>
    </style:style>
    <style:style style:name="co1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8" style:family="table-cell" style:parent-style-name="Default">
      <style:table-cell-properties fo:background-color="#cccccc" fo:border="0.026cm solid #000000"/>
    </style:style>
    <style:style style:name="ce39" style:family="table-cell" style:parent-style-name="Default">
      <style:table-cell-properties fo:border="0.026cm solid #000000"/>
    </style:style>
    <style:style style:name="ce40" style:family="table-cell" style:parent-style-name="Default">
      <style:table-cell-properties fo:background-color="transparent" fo:border="0.026cm solid #000000"/>
    </style:style>
    <style:style style:name="ce41" style:family="table-cell" style:parent-style-name="Default">
      <style:table-cell-properties fo:border="0.026cm solid #000000"/>
      <style:text-properties fo:color="#0000ff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ext-properties fo:font-size="12pt" style:language-asian="zxx" style:country-asian="none" style:language-complex="zxx" style:country-complex="none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8" style:family="table-cell" style:parent-style-name="Default">
      <style:table-cell-properties fo:padding="0.051cm"/>
    </style:style>
    <style:style style:name="ce49" style:family="table-cell" style:parent-style-name="Default">
      <style:table-cell-properties fo:border-bottom="0.026cm solid #000000" fo:border-left="none" fo:padding="0.051cm" fo:border-right="none" fo:border-top="none"/>
    </style:style>
    <style:style style:name="ce50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1" style:family="table-cell" style:parent-style-name="Default">
      <style:table-cell-properties fo:border-bottom="none" fo:border-left="0.002cm solid #000000" fo:padding="0.051cm" fo:border-right="none" fo:border-top="none"/>
    </style:style>
    <style:style style:name="ce52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3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6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7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58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59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0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3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64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65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85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7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8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99" style:family="table-cell" style:parent-style-name="Default">
      <style:table-cell-properties fo:border-bottom="none" fo:border-left="none" fo:padding="0.051cm" fo:border-right="0.002cm solid #000000" fo:border-top="none"/>
    </style:style>
    <style:style style:name="ce100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1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2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3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4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3" table:default-cell-style-name="ce24"/>
        <table:table-column table:style-name="co14" table:default-cell-style-name="ce24"/>
        <table:table-column table:style-name="co15" table:default-cell-style-name="Default"/>
        <table:table-column table:style-name="co16" table:default-cell-style-name="Default"/>
        <table:table-column table:style-name="co1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2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2"/>
          <table:table-cell table:style-name="ce42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5">
            <text:p>AC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2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4">
            <text:p>R</text:p>
          </table:table-cell>
          <table:table-cell table:style-name="ce39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40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6">
            <text:p>L</text:p>
          </table:table-cell>
          <table:table-cell table:style-name="ce39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2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V</text:p>
          </table:table-cell>
          <table:table-cell table:style-name="ce39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P</text:p>
          </table:table-cell>
          <table:table-cell table:style-name="ce40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B</text:p>
          </table:table-cell>
          <table:table-cell table:style-name="ce39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2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I</text:p>
          </table:table-cell>
          <table:table-cell table:style-name="ce39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8">
            <text:p>M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S</text:p>
          </table:table-cell>
          <table:table-cell table:style-name="ce40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F</text:p>
          </table:table-cell>
          <table:table-cell table:style-name="ce40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9">
            <text:p>T</text:p>
          </table:table-cell>
          <table:table-cell table:style-name="ce40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NamesByI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Th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6">
            <text:p>M</text:p>
          </table:table-cell>
          <table:table-cell table:style-name="ce40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5">
            <text:p>C</text:p>
          </table:table-cell>
          <table:table-cell table:style-name="ce39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29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3">
            <text:p>N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3"/>
          <table:table-cell table:style-name="ce35" office:value-type="string" table:number-columns-spanned="1" table:number-rows-spanned="9">
            <text:p>N</text:p>
          </table:table-cell>
          <table:table-cell table:style-name="ce40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CountUnreadNotifications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MarkNotificationAsRead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DeleteNotification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covered-table-cell table:style-name="ce36"/>
          <table:table-cell table:style-name="ce38" office:value-type="string">
            <text:p>ShowDiagnosticData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covered-table-cell table:style-name="ce34"/>
          <table:table-cell table:style-name="ce38" office:value-type="string">
            <text:p>Test*</text:p>
          </table:table-cell>
          <table:table-cell table:style-name="ce44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4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C</text:p>
          </table:table-cell>
          <table:table-cell table:style-name="ce39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1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6">
            <text:p>S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12">
            <text:p>S</text:p>
          </table:table-cell>
          <table:table-cell table:style-name="ce40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Coun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9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8"/>
        <table:table-column table:style-name="co29" table:default-cell-style-name="ce48"/>
        <table:table-column table:style-name="co30" table:default-cell-style-name="ce97"/>
        <table:table-column table:style-name="co31" table:default-cell-style-name="ce48"/>
        <table:table-column table:style-name="co10" table:number-columns-repeated="1020" table:default-cell-style-name="ce48"/>
        <table:table-row table:style-name="ro7">
          <table:table-cell table:style-name="ce45" office:value-type="string" table:number-columns-spanned="2" table:number-rows-spanned="1">
            <text:p>Function</text:p>
          </table:table-cell>
          <table:covered-table-cell table:style-name="ce46"/>
          <table:table-cell table:style-name="ce45" office:value-type="string" table:number-columns-spanned="1" table:number-rows-spanned="2">
            <text:p>Module</text:p>
          </table:table-cell>
          <table:table-cell table:style-name="ce45" office:value-type="string" table:number-columns-spanned="1" table:number-rows-spanned="2">
            <text:p>Notes</text:p>
          </table:table-cell>
          <table:table-cell table:style-name="ce104" table:number-columns-repeated="1015"/>
          <table:table-cell table:number-columns-repeated="5"/>
        </table:table-row>
        <table:table-row table:style-name="ro7">
          <table:table-cell table:style-name="ce46" office:value-type="string">
            <office:annotation draw:style-name="gr3" draw:text-style-name="P3" svg:width="2.899cm" svg:height="1.799cm" svg:x="1.359cm" svg:y="0.02cm" draw:caption-point-x="-0.647cm" draw:caption-point-y="0.473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6" office:value-type="string">
            <text:p>Name</text:p>
          </table:table-cell>
          <table:covered-table-cell table:number-columns-repeated="2" table:style-name="ce46"/>
          <table:table-cell table:style-name="ce104" table:number-columns-repeated="1015"/>
          <table:table-cell table:number-columns-repeated="5"/>
        </table:table-row>
        <table:table-row table:style-name="ro7">
          <table:table-cell table:style-name="ce47" office:value-type="string" table:number-columns-spanned="1" table:number-rows-spanned="4">
            <text:p>R</text:p>
          </table:table-cell>
          <table:table-cell table:style-name="ce53" office:value-type="string">
            <text:p>registerUser</text:p>
          </table:table-cell>
          <table:table-cell table:style-name="ce67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7"/>
          <table:table-cell table:style-name="ce54" office:value-type="string">
            <text:p>getListOfRegistrationsReadyForApproval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47"/>
          <table:table-cell table:style-name="ce55" office:value-type="string">
            <text:p>rejectRegistrationRequest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approveAndRegisterUser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6">
            <text:p>L</text:p>
          </table:table-cell>
          <table:table-cell table:style-name="ce53" office:value-type="string">
            <text:p>logUserIn</text:p>
          </table:table-cell>
          <table:table-cell table:style-name="ce68" office:value-type="string">
            <text:p>ACM</text:p>
          </table:table-cell>
          <table:table-cell table:style-name="ce99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7"/>
          <table:table-cell table:style-name="ce54" office:value-type="string">
            <text:p>logUserOut</text:p>
          </table:table-cell>
          <table:table-cell table:style-name="ce68" office:value-type="string">
            <text:p>ACM</text:p>
          </table:table-cell>
          <table:table-cell table:style-name="ce99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logUserOutA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getListOfLoggedUsers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getListOfAllUsers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isUserLoggedIn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3">
            <text:p>V</text:p>
          </table:table-cell>
          <table:table-cell table:style-name="ce53" office:value-type="string">
            <text:p>changePassword</text:p>
          </table:table-cell>
          <table:table-cell table:style-name="ce68" office:value-type="string">
            <text:p>ACM</text:p>
          </table:table-cell>
          <table:table-cell table:style-name="ce99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7"/>
          <table:table-cell table:style-name="ce54" office:value-type="string">
            <text:p>changeEmail</text:p>
          </table:table-cell>
          <table:table-cell table:style-name="ce68" office:value-type="string">
            <text:p>ACM</text:p>
          </table:table-cell>
          <table:table-cell table:style-name="ce99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7"/>
          <table:table-cell table:style-name="ce57" office:value-type="string">
            <text:p>getUserSession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7">
            <text:p>P</text:p>
          </table:table-cell>
          <table:table-cell table:style-name="ce58" office:value-type="string">
            <text:p>getUserName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47"/>
          <table:table-cell table:style-name="ce54" office:value-type="string">
            <text:p>getUserRoles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viewUserParameters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Author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Writer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Reader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SelfRoles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2">
            <text:p>B</text:p>
          </table:table-cell>
          <table:table-cell table:style-name="ce53" office:value-type="string">
            <text:p>banUser</text:p>
          </table:table-cell>
          <table:table-cell table:style-name="ce68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49"/>
          <table:table-cell table:style-name="ce56" office:value-type="string">
            <text:p>unbanUser</text:p>
          </table:table-cell>
          <table:table-cell table:style-name="ce85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7">
            <text:p>S</text:p>
          </table:table-cell>
          <table:table-cell table:style-name="ce59" office:value-type="string">
            <text:p>addSection</text:p>
          </table:table-cell>
          <table:table-cell table:style-name="ce86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changeSectionName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changeSectionParent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Section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SectionUp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SectionDown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Section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7">
            <text:p>F</text:p>
          </table:table-cell>
          <table:table-cell table:style-name="ce63" office:value-type="string">
            <text:p>addForum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ForumName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ForumSection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Forum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ForumUp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ForumDown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Forum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8">
            <text:p>T</text:p>
          </table:table-cell>
          <table:table-cell table:style-name="ce63" office:value-type="string">
            <text:p>addThread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ThreadName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ThreadForum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Thread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ThreadNamesByIds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ThreadUp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ThreadDown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Thread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6">
            <text:p>M</text:p>
          </table:table-cell>
          <table:table-cell table:style-name="ce59" office:value-type="string">
            <text:p>addMessage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changeMessageText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changeMessageThread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Message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LatestMessageOfThread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deleteMessage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5">
            <text:p>C</text:p>
          </table:table-cell>
          <table:table-cell table:style-name="ce59" office:value-type="string">
            <text:p>listThreadAndMessages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istThreadAndMessagesOnPage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istForumAndThreads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istForumAndThreadsOnPage</text:p>
          </table:table-cell>
          <table:table-cell table:style-name="ce68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 table:style-name="ce49"/>
          <table:table-cell table:style-name="ce65" office:value-type="string">
            <text:p>listSectionsAndForums</text:p>
          </table:table-cell>
          <table:table-cell table:style-name="ce87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50" office:value-type="string" table:number-columns-spanned="1" table:number-rows-spanned="8">
            <text:p>N</text:p>
          </table:table-cell>
          <table:table-cell table:style-name="ce59" office:value-type="string">
            <text:p>addNotification</text:p>
          </table:table-cell>
          <table:table-cell table:style-name="ce67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1"/>
          <table:table-cell table:style-name="ce60" office:value-type="string">
            <text:p>getNotification</text:p>
          </table:table-cell>
          <table:table-cell table:style-name="ce68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1"/>
          <table:table-cell table:style-name="ce64" office:value-type="string">
            <text:p>getNotifications</text:p>
          </table:table-cell>
          <table:table-cell table:style-name="ce68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1"/>
          <table:table-cell table:style-name="ce64" office:value-type="string">
            <text:p>getNotificationsOnPage</text:p>
          </table:table-cell>
          <table:table-cell table:style-name="ce68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getUnreadNotifications</text:p>
          </table:table-cell>
          <table:table-cell table:style-name="ce68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countUnreadNotifications</text:p>
          </table:table-cell>
          <table:table-cell table:style-name="ce68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1"/>
          <table:table-cell table:style-name="ce60" office:value-type="string">
            <text:p>markNotificationAsRead</text:p>
          </table:table-cell>
          <table:table-cell table:style-name="ce68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2"/>
          <table:table-cell table:style-name="ce65" office:value-type="string">
            <text:p>deleteNotification</text:p>
          </table:table-cell>
          <table:table-cell table:style-name="ce85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50" office:value-type="string" table:number-columns-spanned="1" table:number-rows-spanned="9">
            <text:p>S</text:p>
          </table:table-cell>
          <table:table-cell table:style-name="ce58" office:value-type="string">
            <text:p>addSubscription</text:p>
          </table:table-cell>
          <table:table-cell table:style-name="ce88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isSelfSubscribed</text:p>
          </table:table-cell>
          <table:table-cell table:style-name="ce89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isUserSubscribed</text:p>
          </table:table-cell>
          <table:table-cell table:style-name="ce89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countSelfSubscriptions</text:p>
          </table:table-cell>
          <table:table-cell table:style-name="ce89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getSelfSubscriptions</text:p>
          </table:table-cell>
          <table:table-cell table:style-name="ce89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getSelfSubscriptionsOnPage</text:p>
          </table:table-cell>
          <table:table-cell table:style-name="ce89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getUserSubscriptions</text:p>
          </table:table-cell>
          <table:table-cell table:style-name="ce89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deleteSelfSubscription</text:p>
          </table:table-cell>
          <table:table-cell table:style-name="ce89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2"/>
          <table:table-cell table:style-name="ce66" office:value-type="string">
            <text:p>deleteSubscription</text:p>
          </table:table-cell>
          <table:table-cell table:style-name="ce90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8">18/10/2024</text:date>, <text:time>18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8T18:20:03.17</dc:date>
    <meta:editing-duration>P2DT7H35M35S</meta:editing-duration>
    <meta:editing-cycles>246</meta:editing-cycles>
    <meta:generator>OpenOffice/4.1.15$Win32 OpenOffice.org_project/4115m2$Build-9813</meta:generator>
    <meta:document-statistic meta:table-count="4" meta:cell-count="519" meta:object-count="0"/>
  </office:meta>
</office:document-meta>
</file>